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655cm" fo:min-width="9.025cm" loext:decorative="fals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3.56cm" fo:min-width="19.82cm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3.56cm" fo:min-width="19.82cm" loext:decorative="false"/>
    </style:style>
    <style:style style:name="gr4" style:family="graphic" style:parent-style-name="objectwithoutfill">
      <style:graphic-properties draw:fill="none" draw:textarea-vertical-align="middle" loext:decorative="false"/>
    </style:style>
    <style:style style:name="gr5" style:family="graphic" style:parent-style-name="standard">
      <style:graphic-properties draw:textarea-horizontal-align="justify" draw:textarea-vertical-align="middle" draw:auto-grow-height="false" fo:min-height="6.688cm" fo:min-width="27.44cm" loext:decorative="false"/>
    </style:style>
    <style:style style:name="gr6" style:family="graphic" style:parent-style-name="standard">
      <style:graphic-properties draw:textarea-horizontal-align="justify" draw:textarea-vertical-align="middle" draw:auto-grow-height="false" fo:min-height="1.973cm" fo:min-width="5.533cm" loext:decorative="false"/>
      <style:paragraph-properties style:writing-mode="lr-tb"/>
    </style:style>
    <style:style style:name="gr7" style:family="graphic" style:parent-style-name="standard">
      <style:graphic-properties draw:fill="solid" draw:fill-color="#ff0000" draw:textarea-horizontal-align="justify" draw:textarea-vertical-align="middle" draw:auto-grow-height="false" fo:min-height="4.195cm" fo:min-width="4.263cm" loext:decorative="false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703cm" fo:min-width="2.04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ff0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525cm" svg:height="1.905cm" svg:x="9.255cm" svg:y="0.365cm">
          <text:p text:style-name="P1">Waiting for lobby to fill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0.32cm" svg:height="3.81cm" svg:x="3.857cm" svg:y="4.175cm">
          <text:p text:style-name="P1">Shared 8 bar music track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.32cm" svg:height="3.81cm" svg:x="3.857cm" svg:y="9.255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3.7cm" svg:y1="4.175cm" svg:x2="13.7cm" svg:y2="7.985cm">
          <text:p/>
        </draw:line>
        <draw:line draw:style-name="gr4" draw:text-style-name="P2" draw:layer="layout" svg:x1="7.985cm" svg:y1="4.175cm" svg:x2="7.985cm" svg:y2="7.985cm">
          <text:p/>
        </draw:line>
        <draw:line draw:style-name="gr4" draw:text-style-name="P2" draw:layer="layout" svg:x1="19.097cm" svg:y1="4.175cm" svg:x2="19.097cm" svg:y2="7.985cm">
          <text:p/>
        </draw:line>
        <draw:line draw:style-name="gr4" draw:text-style-name="P2" draw:layer="layout" svg:x1="13.7cm" svg:y1="9.255cm" svg:x2="13.7cm" svg:y2="13.065cm">
          <text:p/>
        </draw:line>
        <draw:line draw:style-name="gr4" draw:text-style-name="P2" draw:layer="layout" svg:x1="7.985cm" svg:y1="9.255cm" svg:x2="7.985cm" svg:y2="13.065cm">
          <text:p/>
        </draw:line>
        <draw:line draw:style-name="gr4" draw:text-style-name="P2" draw:layer="layout" svg:x1="19.115cm" svg:y1="9.255cm" svg:x2="19.115cm" svg:y2="13.065cm">
          <text:p/>
        </draw:line>
        <draw:custom-shape draw:style-name="gr5" draw:text-style-name="P1" draw:layer="layout" svg:width="27.94cm" svg:height="6.938cm" svg:x="0cm" svg:y="14.65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6.033cm" svg:height="2.223cm" svg:x="10.842cm" svg:y="14.652cm">
          <text:p text:style-name="P1">Instrument options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4.763cm" svg:height="4.445cm" svg:x="1.217cm" svg:y="16.557cm">
          <text:p text:style-name="P1">Piano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4.763cm" svg:height="4.445cm" svg:x="8.317cm" svg:y="16.557cm">
          <text:p text:style-name="P1">Drums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4.763cm" svg:height="4.445cm" svg:x="15.117cm" svg:y="16.557cm">
          <text:p text:style-name="P1">Guitar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4.763cm" svg:height="4.445cm" svg:x="22.017cm" svg:y="16.557cm">
          <text:p text:style-name="P1">Bass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2.54cm" svg:height="0.953cm" svg:x="3.857cm" svg:y="2.587cm">
          <text:p text:style-name="P1">Mute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6-02T19:18:43.768379114</meta:creation-date>
    <dc:date>2025-06-02T19:28:44.530967023</dc:date>
    <meta:editing-duration>PT10M1S</meta:editing-duration>
    <meta:editing-cycles>1</meta:editing-cycles>
    <meta:document-statistic meta:object-count="16"/>
    <meta:generator>LibreOffice/25.2.3.2$Linux_X86_64 LibreOffice_project/520$Build-2</meta:generator>
  </office:meta>
</office:document-meta>
</file>